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3" style:family="graphic" style:parent-style-name="objectwithoutfill">
      <style:graphic-properties draw:stroke="solid" svg:stroke-width="0.152cm" svg:stroke-color="#d33682" draw:marker-start-width="0.427cm" draw:marker-end="Arrow" draw:marker-end-width="0.527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stroke="solid" svg:stroke-width="0.152cm" svg:stroke-color="#6c71c4" draw:marker-start-width="0.427cm" draw:marker-end="Arrow" draw:marker-end-width="0.527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stroke="solid" svg:stroke-width="0.152cm" svg:stroke-color="#dc322f" draw:marker-start-width="0.427cm" draw:marker-end="Arrow" draw:marker-end-width="0.527cm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stroke="solid" svg:stroke-width="0.152cm" svg:stroke-color="#859900" draw:marker-start-width="0.427cm" draw:marker-end="Arrow" draw:marker-end-width="0.527cm" draw:fill="none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3.863cm"/>
    </style:style>
    <style:style style:name="pr5" style:family="presentation" style:parent-style-name="Default-outline1" style:list-style-name="L3">
      <style:graphic-properties fo:min-height="13.863cm"/>
    </style:style>
    <style:style style:name="pr6" style:family="presentation" style:parent-style-name="Default-title">
      <style:graphic-properties fo:min-height="3.507cm" fo:min-width="24.691cm"/>
    </style:style>
    <style:style style:name="pr7" style:family="presentation" style:parent-style-name="Default-outline1">
      <style:graphic-properties fo:min-height="12.183cm" fo:min-width="24.691cm"/>
    </style:style>
    <style:style style:name="pr8" style:family="presentation" style:parent-style-name="Default-notes">
      <style:graphic-properties draw:fill-color="#ffffff" fo:min-height="12.572cm" fo:min-width="16.771cm"/>
    </style:style>
    <style:style style:name="pr9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text-properties fo:color="#fdf6e3" style:font-name="Liberation Sans1"/>
    </style:style>
    <style:style style:name="P4" style:family="paragraph">
      <style:text-properties style:font-name="Source Code Pro Medium1" fo:font-size="16pt" style:font-size-asian="16pt" style:font-size-complex="1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d33682" fo:font-size="36pt" style:font-size-asian="36pt" style:font-size-complex="36pt"/>
    </style:style>
    <style:style style:name="P8" style:family="paragraph">
      <style:text-properties fo:color="#fdf6e3" style:font-name="Source Code Pro Medium1" fo:font-size="16pt" style:font-size-asian="16pt" style:font-size-complex="16pt"/>
    </style:style>
    <style:style style:name="P9" style:family="paragraph">
      <style:paragraph-properties fo:text-align="center"/>
      <style:text-properties fo:color="#6c71c4" fo:font-size="36pt" style:font-size-asian="36pt" style:font-size-complex="36pt"/>
    </style:style>
    <style:style style:name="P10" style:family="paragraph">
      <style:paragraph-properties fo:text-align="center"/>
      <style:text-properties fo:color="#dc322f" fo:font-size="36pt" style:font-size-asian="36pt" style:font-size-complex="36pt"/>
    </style:style>
    <style:style style:name="P11" style:family="paragraph">
      <style:text-properties fo:color="#fdf6e3" style:font-name="Source Code Pro Medium1" fo:font-size="20pt" style:font-size-asian="20pt" style:font-size-complex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fdf6e3" style:font-name="Liberation Sans1"/>
    </style:style>
    <style:style style:name="T4" style:family="text">
      <style:text-properties fo:color="#fdf6e3" style:font-name="Liberation Sans1" fo:font-style="italic" style:font-style-asian="italic" style:font-style-complex="italic"/>
    </style:style>
    <style:style style:name="T5" style:family="text">
      <style:text-properties style:font-name="Source Code Pro Medium1" fo:font-size="16pt" style:font-size-asian="16pt" style:font-size-complex="16pt"/>
    </style:style>
    <style:style style:name="T6" style:family="text">
      <style:text-properties fo:color="#d33682" fo:font-size="36pt" style:font-size-asian="36pt" style:font-size-complex="36pt"/>
    </style:style>
    <style:style style:name="T7" style:family="text">
      <style:text-properties fo:color="#fdf6e3" style:font-name="Source Code Pro Medium1" fo:font-size="16pt" style:font-size-asian="16pt" style:font-size-complex="16pt"/>
    </style:style>
    <style:style style:name="T8" style:family="text">
      <style:text-properties fo:color="#6c71c4" style:font-name="Source Code Pro Medium1" fo:font-size="16pt" style:text-underline-style="none" style:font-size-asian="16pt" style:font-size-complex="16pt"/>
    </style:style>
    <style:style style:name="T9" style:family="text">
      <style:text-properties fo:color="#6c71c4" fo:font-size="36pt" style:font-size-asian="36pt" style:font-size-complex="36pt"/>
    </style:style>
    <style:style style:name="T10" style:family="text">
      <style:text-properties fo:color="#dc322f" fo:font-size="36pt" style:font-size-asian="36pt" style:font-size-complex="36pt"/>
    </style:style>
    <style:style style:name="T11" style:family="text">
      <style:text-properties fo:color="#839496" style:font-name="Source Code Pro Medium1" fo:font-size="20pt" style:font-size-asian="20pt" style:font-size-complex="20pt"/>
    </style:style>
    <style:style style:name="T12" style:family="text">
      <style:text-properties fo:color="#839496" style:font-name="Source Code Pro Medium1" fo:font-size="20pt" style:text-underline-style="none" style:font-size-asian="20pt" style:font-size-complex="20pt"/>
    </style:style>
    <style:style style:name="T13" style:family="text">
      <style:text-properties fo:color="#fdf6e3" style:font-name="Source Code Pro Medium1" fo:font-size="20pt" style:font-size-asian="20pt" style:font-size-complex="20pt"/>
    </style:style>
    <style:style style:name="T14" style:family="text">
      <style:text-properties fo:color="#b58900" style:font-name="Source Code Pro Medium1" fo:font-size="20pt" style:font-size-asian="20pt" style:font-size-complex="20pt"/>
    </style:style>
    <style:style style:name="T15" style:family="text">
      <style:text-properties fo:color="#2aa198" style:font-name="Source Code Pro Medium1" fo:font-size="20pt" style:font-size-asian="20pt" style:font-size-complex="20pt"/>
    </style:style>
    <style:style style:name="T16" style:family="text">
      <style:text-properties fo:color="#859900" style:font-name="Source Code Pro Medium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268bd2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268bd2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268bd2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268bd2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268bd2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268bd2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268bd2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268bd2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268bd2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268bd2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racking database changes using Ruby, YAML, and Git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1-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y you have a nice database...</text:p>
          </draw:text-box>
        </draw:frame>
        <draw:frame presentation:style-name="pr4" draw:text-style-name="P1" draw:layer="layout" svg:width="11.301cm" svg:height="13.863cm" svg:x="1.399cm" svg:y="4.915cm" presentation:class="outline" presentation:user-transformed="true">
          <draw:text-box>
            <text:list text:style-name="L2">
              <text:list-header>
                <text:p><text:span text:style-name="T3">Stud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  <text:list-item>
                    <text:p><text:span text:style-name="T3">description</text:span></text:p>
                  </text:list-item>
                  <text:list-item>
                    <text:p><text:span text:style-name="T3">department_id</text:span></text:p>
                  </text:list-item>
                </text:list>
              </text:list-header>
            </text:list>
            <text:list text:style-name="L3">
              <text:list-header>
                <text:p><text:span text:style-name="T4"/></text:p>
              </text:list-header>
            </text:list>
          </draw:text-box>
        </draw:frame>
        <draw:frame presentation:style-name="pr5" draw:text-style-name="P3" draw:layer="layout" svg:width="14.145cm" svg:height="13.863cm" svg:x="12.192cm" svg:y="4.915cm" presentation:class="outline" presentation:user-transformed="true">
          <draw:text-box>
            <text:list text:style-name="L2">
              <text:list-header>
                <text:p><text:span text:style-name="T3">Departm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</text:list>
              </text:list-header>
            </text:list>
          </draw:text-box>
        </draw:frame>
        <draw:frame presentation:style-name="pr6" draw:layer="layout" svg:width="25.191cm" svg:height="3.507cm" svg:x="1.399cm" svg:y="14.527cm" presentation:class="title" presentation:user-transformed="true">
          <draw:text-box>
            <text:p xml:id="id1" text:id="id1">...then someone requests<text:line-break/>version history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o use Git, export text files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4">
              <text:list-item>
                <text:p>CSV, JSON, XML - unreadable, long lines</text:p>
              </text:list-item>
            </text:list>
          </draw:text-box>
        </draw:frame>
        <draw:frame draw:style-name="gr2" draw:text-style-name="P4" draw:layer="layout" svg:width="26.416cm" svg:height="12.192cm" svg:x="0.762cm" svg:y="6.858cm">
          <draw:text-box>
            <text:p><text:span text:style-name="T5">diff --git a/paul.txt b/paul.txt</text:span></text:p>
            <text:p><text:span text:style-name="T5">index b9ce041..311b84c 100644</text:span></text:p>
            <text:p><text:span text:style-name="T5">--- a/paul.txt</text:span></text:p>
            <text:p><text:span text:style-name="T5">+++ b/paul.txt</text:span></text:p>
            <text:p><text:span text:style-name="T5">@@ -1,2 +1,2 @@</text:span></text:p>
            <text:p><text:span text:style-name="T5">-{"id":1,"name":"Paul Grayson","description":"Hello, my name is Paul Grayson, and this is my personal page on the web. I am one of the founders of Pololu, a manufacturer and online retailer of educational/hobby electronics and robotics products located in Las Vegas, Nevada.\n\nI grew up in Urbana, Illinois.","department_id":8}</text:span></text:p>
            <text:p><text:span text:style-name="T5">+i{"id":1,"name":"Paul Grayson","description":"Hello, my name is Paul, and this is my personal page on the web. I am one of the founders of Pololu, a manufacturer and online retailer of educational/hobby electronics and robotics products located in Las Vegas, Nevada.\n\nI grew up in Urbana, Illinois.","department_id":8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Using YAML for export</text:p>
          </draw:text-box>
        </draw:frame>
        <draw:frame draw:style-name="gr2" draw:text-style-name="P4" draw:layer="layout" svg:width="26.416cm" svg:height="12.192cm" svg:x="0.762cm" svg:y="5.058cm">
          <draw:text-box>
            <text:p><text:span text:style-name="T5">---</text:span></text:p>
            <text:p><text:span text:style-name="T5">id: 1</text:span></text:p>
            <text:p><text:span text:style-name="T5">name: Paul Grayson</text:span></text:p>
            <text:p><text:span text:style-name="T5">description: |-</text:span></text:p>
            <text:p><text:span text:style-name="T5"><text:s text:c="2"/></text:span><text:span text:style-name="T5">Hello, my name is Paul Grayson, and this is my personal page on the web. I am one of the founders of Pololu, a manufacturer and online retailer of educational/hobby electronics and robotics products located in Las Vegas, Nevada.</text:span></text:p>
            <text:p><text:span text:style-name="T5"/></text:p>
            <text:p><text:span text:style-name="T5"><text:s text:c="2"/></text:span><text:span text:style-name="T5">I grew up in Urbana, Illinois.</text:span></text:p>
            <text:p><text:span text:style-name="T5">department_id: 8</text:span></text:p>
          </draw:text-box>
        </draw:frame>
        <draw:polyline draw:style-name="gr3" draw:text-style-name="P5" xml:id="id2" draw:id="id2" draw:layer="layout" svg:width="1.015cm" svg:height="2.793cm" svg:x="15.494cm" svg:y="10.504cm" svg:viewBox="0 0 1016 2794" draw:points="1016,2794 0,0">
          <text:p/>
        </draw:polyline>
        <draw:frame draw:style-name="gr4" draw:text-style-name="P7" xml:id="id3" draw:id="id3" draw:layer="layout" svg:width="14.755cm" svg:height="3.095cm" draw:transform="skewX (-4.07718602714176E-017) rotate (0.297229571614634) translate (10.132cm 15.243cm)">
          <draw:text-box>
            <text:p text:style-name="P6"><text:span text:style-name="T6">Still uses long lines</text:span></text:p>
            <text:p text:style-name="P6"><text:span text:style-name="T6">(Rails default #to_yam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YAML + word wrap</text:p>
          </draw:text-box>
        </draw:frame>
        <draw:frame draw:style-name="gr2" draw:text-style-name="P8" draw:layer="layout" svg:width="26.416cm" svg:height="12.192cm" svg:x="0.762cm" svg:y="5.058cm">
          <draw:text-box>
            <text:p><text:span text:style-name="T7">id: 1</text:span></text:p>
            <text:p><text:span text:style-name="T7">name: Paul Grayson</text:span></text:p>
            <text:p><text:span text:style-name="T7">description: |</text:span></text:p>
            <text:p><text:span text:style-name="T7"><text:s text:c="2"/></text:span><text:span text:style-name="T7">Hello, my name is Paul Grayson, and this is my</text:span><text:span text:style-name="T8">␣</text:span></text:p>
            <text:p><text:span text:style-name="T7"><text:s text:c="2"/></text:span><text:span text:style-name="T7">personal page on the web. I am one of the</text:span><text:span text:style-name="T8">␣</text:span></text:p>
            <text:p><text:span text:style-name="T7"><text:s text:c="2"/></text:span><text:span text:style-name="T7">founders of Pololu, a manufacturer and online</text:span><text:span text:style-name="T8">␣</text:span></text:p>
            <text:p><text:span text:style-name="T7"><text:s text:c="2"/></text:span><text:span text:style-name="T7">retailer of educational/hobby electronics and</text:span><text:span text:style-name="T8">␣</text:span></text:p>
            <text:p><text:span text:style-name="T7"><text:s text:c="2"/></text:span><text:span text:style-name="T7">robotics products located in Las Vegas, Nevada.</text:span></text:p>
            <text:p><text:span text:style-name="T7"><text:s text:c="2"/></text:span></text:p>
            <text:p><text:span text:style-name="T7"><text:s text:c="2"/></text:span><text:span text:style-name="T7">I grew up in Urbana, Illinois.</text:span></text:p>
            <text:p><text:span text:style-name="T7">department_id: 8</text:span></text:p>
          </draw:text-box>
        </draw:frame>
        <draw:line draw:style-name="gr5" draw:text-style-name="P5" draw:layer="layout" svg:x1="16.256cm" svg:y1="13.97cm" svg:x2="15.24cm" svg:y2="11.176cm">
          <text:p/>
        </draw:line>
        <draw:frame draw:style-name="gr4" draw:text-style-name="P9" draw:layer="layout" svg:width="14.755cm" svg:height="3.095cm" draw:transform="skewX (-4.07718602714176E-017) rotate (0.297229571614634) translate (11.938cm 15.497cm)">
          <draw:text-box>
            <text:p text:style-name="P6"><text:span text:style-name="T9">Wrapped lines</text:span></text:p>
            <text:p text:style-name="P6"><text:span text:style-name="T9">(format=flowed)</text:span></text:p>
          </draw:text-box>
        </draw:frame>
        <draw:polyline draw:style-name="gr6" draw:text-style-name="P5" xml:id="id4" draw:id="id4" draw:layer="layout" svg:width="0.253cm" svg:height="2.285cm" svg:x="5.842cm" svg:y="13.208cm" svg:viewBox="0 0 254 2286" draw:points="0,2286 254,0">
          <text:p/>
        </draw:polyline>
        <draw:frame draw:style-name="gr4" draw:text-style-name="P10" xml:id="id5" draw:id="id5" draw:layer="layout" svg:width="8.128cm" svg:height="4.517cm" svg:x="1.778cm" svg:y="15.748cm">
          <draw:text-box>
            <text:p text:style-name="P6"><text:span text:style-name="T10">This is uninformat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YAML + word wrap, recursive</text:p>
          </draw:text-box>
        </draw:frame>
        <draw:frame draw:style-name="gr2" draw:text-style-name="P11" draw:layer="layout" svg:width="26.416cm" svg:height="12.192cm" svg:x="2.362cm" svg:y="5.058cm">
          <draw:text-box>
            <text:p><text:span text:style-name="T11">id: 1</text:span></text:p>
            <text:p><text:span text:style-name="T11">name: Paul Grayson</text:span></text:p>
            <text:p><text:span text:style-name="T11">description: |</text:span></text:p>
            <text:p><text:span text:style-name="T11"><text:s text:c="2"/></text:span><text:span text:style-name="T11">Hello, my name is Paul Grayson, and this is my␣</text:span></text:p>
            <text:p><text:span text:style-name="T11"><text:s text:c="2"/></text:span><text:span text:style-name="T11">personal page on the web. I am one of the</text:span><text:span text:style-name="T12">␣</text:span></text:p>
            <text:p><text:span text:style-name="T11"><text:s text:c="2"/></text:span><text:span text:style-name="T11">founders of Pololu, a manufacturer and online␣</text:span></text:p>
            <text:p><text:span text:style-name="T11"><text:s text:c="2"/></text:span><text:span text:style-name="T11">retailer of educational/hobby electronics and␣</text:span></text:p>
            <text:p><text:span text:style-name="T11"><text:s text:c="2"/></text:span><text:span text:style-name="T11">robotics products located in Las Vegas, Nevada.</text:span></text:p>
            <text:p><text:span text:style-name="T11"><text:s text:c="2"/></text:span></text:p>
            <text:p><text:span text:style-name="T11"><text:s text:c="2"/></text:span><text:span text:style-name="T11">I grew up in Urbana, Illinois.</text:span></text:p>
            <text:p><text:span text:style-name="T13">department:</text:span></text:p>
            <text:p><text:span text:style-name="T13"><text:s text:c="2"/></text:span><text:span text:style-name="T13">id: 8</text:span></text:p>
            <text:p><text:span text:style-name="T13"><text:s text:c="2"/></text:span><text:span text:style-name="T13">name: Physics</text:span></text:p>
          </draw:text-box>
        </draw:frame>
        <draw:line draw:style-name="gr7" draw:text-style-name="P5" draw:layer="layout" svg:x1="1.27cm" svg:y1="16.51cm" svg:x2="2.794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uby implementation</text:p>
          </draw:text-box>
        </draw:frame>
        <draw:frame draw:style-name="gr2" draw:text-style-name="P11" draw:layer="layout" svg:width="19.558cm" svg:height="12.192cm" svg:x="4.216cm" svg:y="5.058cm">
          <draw:text-box>
            <text:p><text:span text:style-name="T13">class </text:span><text:span text:style-name="T14">StudentTracker</text:span><text:span text:style-name="T13"> &lt; </text:span><text:span text:style-name="T14">Tracker</text:span></text:p>
            <text:p><text:span text:style-name="T13"><text:s text:c="2"/></text:span><text:span text:style-name="T13">track </text:span><text:span text:style-name="T15">:id</text:span></text:p>
            <text:p><text:span text:style-name="T13"><text:s text:c="2"/></text:span><text:span text:style-name="T13">track </text:span><text:span text:style-name="T15">:name</text:span></text:p>
            <text:p><text:span text:style-name="T13"><text:s text:c="2"/></text:span><text:span text:style-name="T13">track </text:span><text:span text:style-name="T15">:description</text:span></text:p>
            <text:p><text:span text:style-name="T13"><text:s text:c="2"/></text:span><text:span text:style-name="T13">track(</text:span><text:span text:style-name="T15">:department</text:span><text:span text:style-name="T13">) do |person|</text:span></text:p>
            <text:p><text:span text:style-name="T13"><text:s text:c="4"/></text:span><text:span text:style-name="T14">DepartmentTracker</text:span><text:span text:style-name="T13">.new(person.department)</text:span></text:p>
            <text:p><text:span text:style-name="T13"><text:s text:c="2"/></text:span><text:span text:style-name="T16">end</text:span></text:p>
            <text:p><text:span text:style-name="T16">end</text:span></text:p>
            <text:p><text:span text:style-name="T13"/></text:p>
            <text:p><text:span text:style-name="T13">class </text:span><text:span text:style-name="T14">DepartmentTracker</text:span><text:span text:style-name="T13"> &lt; </text:span><text:span text:style-name="T14">Tracker</text:span></text:p>
            <text:p><text:span text:style-name="T13"><text:s text:c="2"/></text:span><text:span text:style-name="T13">track </text:span><text:span text:style-name="T15">:id</text:span></text:p>
            <text:p><text:span text:style-name="T13"><text:s text:c="2"/></text:span><text:span text:style-name="T13">track </text:span><text:span text:style-name="T15">:name</text:span></text:p>
            <text:p><text:span text:style-name="T1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Further issues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4">
              <text:list-item>
                <text:p>File names / directory structure</text:p>
              </text:list-item>
              <text:list-item>
                <text:p>When to commit?</text:p>
              </text:list-item>
              <text:list-item>
                <text:p>Push to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5DT10H12M44S</meta:editing-duration>
    <meta:editing-cycles>198</meta:editing-cycles>
    <dc:date>2014-01-15T18:12:08.936000000</dc:date>
    <meta:generator>LibreOffice/4.1.4.2$Windows_x86 LibreOffice_project/0a0440ccc0227ad9829de5f46be37cfb6edcf72</meta:generator>
    <meta:document-statistic meta:object-count="63"/>
  </office:meta>
</office:document-meta>
</file>